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T1" style:family="text">
      <style:text-properties fo:language="en" fo:country="none"/>
    </style:style>
    <style:style style:name="T2" style:family="text">
      <style:text-properties fo:language="en" fo:country="none"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 Lambesis (written on 2 nov 24 after all the band quit but noone knows why!!)</text:p>
      <text:p text:style-name="P1"/>
      <text:p text:style-name="P1">The interesting case of Tim Lambesis. At 72 years of age I may be too old and poor to rock out as if I was 18! But that doesnt mean I have lost interest in the genre of all things rock,thrash etc. I first got interested in AILD round about 2007 with their acclaimed album “A ocean between us” and especially the track “Nothing left” which has special emotional and even spiritual <text:s/>connotations for me. And then came the bombshell of Tim Lambesis attempting to have his estranged wife murdered by a “hitman”. The “hitman” turned out to be a undercover FBI agent. So Tim was arrested,stood trial and then sent to jail. I became quite interested in the case. It looks like the estrangement and eventual divorce was Tim's own fault? On the other hand it has been said that it always takes two to tango??</text:p>
      <text:p text:style-name="P1"/>
      <text:p text:style-name="P1"><text:span text:style-name="T1">In August 2012, Lambesis sent an email to his wife, Meggan Murphy-Lambesis, while on tour with As I Lay Dying in which he stated </text:span><text:span text:style-name="T2">he no longer loved her, had engaged in an extramarital affair, and "no longer believed in God"</text:span><text:span text:style-name="T1">. They separated the same month.</text:span></text:p>
      <text:p text:style-name="P1"><text:s text:c="2"/>(<text:a xlink:type="simple" xlink:href="https://www.google.com/search?client=firefox-b-d&amp;q=why+was+lambesis+estranged+from+his+wife" text:style-name="Internet_20_link" text:visited-style-name="Visited_20_Internet_20_Link">https://www.google.com/search?client=firefox-b-d&amp;q=why+was+lambesis+estranged+from+his+wife</text:a>)</text:p>
      <text:p text:style-name="P1"/>
      <text:p text:style-name="P1">I guess if you have never been divorced you may not fully understand the full range of emotions. Even though apparently he was the guilty party he did things which he ought not to have done. Up to and including attempting to hire a “hitman”. </text:p>
      <text:p text:style-name="P1">I know when I went through a seperation I was wishing harm on my ex and her new partner. I still think Tim was enticed into the act, when he was emotionally disturbed. </text:p>
      <text:p text:style-name="P1">So he did the jail time. Gets out. Issues the apologies which I think were sincere, but of course others were cynical and would not accept the apology. </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11-02T16:35:22.65</meta:creation-date>
    <meta:document-statistic meta:table-count="0" meta:image-count="0" meta:object-count="0" meta:page-count="2" meta:paragraph-count="7" meta:word-count="316" meta:character-count="1791"/>
    <dc:date>2024-11-02T16:58:07.55</dc:date>
    <meta:editing-duration>PT7M34S</meta:editing-duration>
    <meta:editing-cycles>1</meta:editing-cycles>
    <meta:generator>OpenOffice/4.1.15$Win32 OpenOffice.org_project/4115m2$Build-9813</meta:generator>
  </office:meta>
</office:document-meta>
</file>